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text-properties style:font-name="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Schmidtke</text:p>
      <text:p text:style-name="P1">SPCH 2313-001</text:p>
      <text:p text:style-name="P1">07 September 2006</text:p>
      <text:p text:style-name="P1"/>
      <text:p text:style-name="P1"><text:tab/>“Busy Bodies” is an excellent short film for demonstrating the need for proper communication in small groups. At first, one guy fails to talk, while the other gives orders. They don't coordinate with each other, so it causes chaos. One guy should be notifying the other that they're about to run into boards, but this does not happen, so the failure to communicate causes them to injure themselves. I also believe the people walking past holding boards should tell the guys they see in their way that they're coming (i.e. “Excuse me”, or “Pardon me”, or even “hey stupid, get out of the way”, though that's probably not the best way to address someone). In the scene where one guy's fingers get stuck in the window, proper communication between the two would have probably saved the window frame (well, in addition to the proper tools). This short film is basically an example of a communication breakdown and what kind of problems that can ca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Busy Bodies</dc:title>
    <dc:description>(C) 2006 Keith Gable

Released under the terms of the GNU Free Documentation License, to the extent as permitted by the Oklahoma State University - Okmulgee Academic Dishonesty policy. In English, do your own work, but feel free to use mine for ideas.</dc:description>
    <dc:subject>Small Group Communications</dc:subject>
    <meta:creation-date>2006-09-07T23:27:35</meta:creation-date>
    <dc:date>2006-09-07T23:49:29</dc:date>
    <meta:print-date>2006-09-07T23:48:54</meta:print-date>
    <dc:language>en-US</dc:language>
    <meta:editing-cycles>5</meta:editing-cycles>
    <meta:editing-duration>PT6M16S</meta:editing-duration>
    <meta:user-defined meta:name="Info 1"/>
    <meta:user-defined meta:name="Info 2"/>
    <meta:user-defined meta:name="Info 3"/>
    <meta:user-defined meta:name="Info 4"/>
    <meta:document-statistic meta:table-count="0" meta:image-count="0" meta:object-count="0" meta:page-count="1" meta:paragraph-count="5" meta:word-count="173" meta:character-count="998"/>
  </office:meta>
</office:document-meta>
</file>

<file path=VersionList.xml><?xml version="1.0" encoding="utf-8"?>
<VL:version-list xmlns:dc="http://purl.org/dc/elements/1.1/" xmlns:VL="http://openoffice.org/2001/versions-list">
  <VL:version-entry VL:title="Version1" VL:comment="Automatically saved version" VL:creator="" dc:date-time="2006-09-07T23:49:29"/>
</VL:version-list>
</file>